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Text_20_body">
      <style:paragraph-properties fo:text-align="start" style:justify-single-word="false" style:writing-mode="lr-tb"/>
      <style:text-properties officeooo:paragraph-rsid="000ad268"/>
    </style:style>
    <style:style style:name="P3" style:family="paragraph" style:parent-style-name="Text_20_body">
      <style:paragraph-properties fo:text-align="start" style:justify-single-word="false" fo:break-before="page" style:writing-mode="lr-tb"/>
      <style:text-properties officeooo:paragraph-rsid="000ad268"/>
    </style:style>
    <style:style style:name="P4" style:family="paragraph" style:parent-style-name="Text_20_body">
      <style:paragraph-properties fo:margin-left="0.4925in" fo:margin-right="0in" fo:text-align="start" style:justify-single-word="false" fo:text-indent="0in" style:auto-text-indent="false" style:writing-mode="lr-tb"/>
      <style:text-properties officeooo:paragraph-rsid="000ad268"/>
    </style:style>
    <style:style style:name="P5" style:family="paragraph" style:parent-style-name="Text_20_body">
      <style:paragraph-properties fo:margin-left="0.9846in" fo:margin-right="0in" fo:text-align="start" style:justify-single-word="false" fo:text-indent="0in" style:auto-text-indent="false" style:writing-mode="lr-tb"/>
      <style:text-properties officeooo:paragraph-rsid="000ad268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  <style:text-properties officeooo:paragraph-rsid="000ad268"/>
    </style:style>
    <style:style style:name="P7" style:family="paragraph" style:parent-style-name="Text_20_body">
      <style:paragraph-properties fo:margin-left="0.4925in" fo:margin-right="0in" fo:text-align="start" style:justify-single-word="false" fo:text-indent="0in" style:auto-text-indent="false" style:writing-mode="lr-tb"/>
    </style:style>
    <style:style style:name="P8" style:family="paragraph" style:parent-style-name="Text_20_body" style:list-style-name="L7">
      <style:paragraph-properties fo:text-align="start" style:justify-single-word="false" style:writing-mode="lr-tb"/>
      <style:text-properties officeooo:paragraph-rsid="000ad268"/>
    </style:style>
    <style:style style:name="P9" style:family="paragraph" style:parent-style-name="Text_20_body" style:list-style-name="L9">
      <style:paragraph-properties fo:text-align="start" style:justify-single-word="false" style:writing-mode="lr-tb"/>
      <style:text-properties officeooo:paragraph-rsid="000ad268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paragraph-rsid="000beeeb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paragraph-rsid="000eba72"/>
    </style:style>
    <style:style style:name="P12" style:family="paragraph" style:parent-style-name="Text_20_body">
      <style:paragraph-properties fo:text-align="center" style:justify-single-word="false" style:writing-mode="lr-tb"/>
      <style:text-properties officeooo:paragraph-rsid="000ad268"/>
    </style:style>
    <style:style style:name="P13" style:family="paragraph" style:parent-style-name="Text_20_body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in" fo:margin-bottom="0in" style:contextual-spacing="false"/>
    </style:style>
    <style:style style:name="P19" style:family="paragraph" style:parent-style-name="Text_20_body">
      <style:text-properties officeooo:paragraph-rsid="0015f0f2"/>
    </style:style>
    <style:style style:name="T1" style:family="text">
      <style:text-properties fo:font-weight="bold"/>
    </style:style>
    <style:style style:name="T2" style:family="text">
      <style:text-properties fo:font-weight="bold" officeooo:rsid="000ad268" style:font-weight-asian="bold" style:font-weight-complex="bold"/>
    </style:style>
    <style:style style:name="T3" style:family="text">
      <style:text-properties fo:font-weight="bold" officeooo:rsid="000beeeb" style:font-weight-asian="bold" style:font-weight-complex="bold"/>
    </style:style>
    <style:style style:name="T4" style:family="text">
      <style:text-properties fo:font-weight="bold" officeooo:rsid="000eba72" style:font-weight-asian="bold" style:font-weight-complex="bold"/>
    </style:style>
    <style:style style:name="T5" style:family="text">
      <style:text-properties fo:font-weight="bold" officeooo:rsid="00115629" style:font-weight-asian="bold" style:font-weight-complex="bold"/>
    </style:style>
    <style:style style:name="T6" style:family="text">
      <style:text-properties fo:font-weight="bold" officeooo:rsid="0013d240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ad268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officeooo:rsid="000beeeb"/>
    </style:style>
    <style:style style:name="T11" style:family="text">
      <style:text-properties officeooo:rsid="000eba72"/>
    </style:style>
    <style:style style:name="T12" style:family="text">
      <style:text-properties officeooo:rsid="00115629"/>
    </style:style>
    <style:style style:name="T13" style:family="text">
      <style:text-properties officeooo:rsid="0013d240"/>
    </style:style>
    <style:style style:name="T14" style:family="text">
      <style:text-properties officeooo:rsid="00152bff"/>
    </style:style>
    <style:style style:name="T15" style:family="text">
      <style:text-properties officeooo:rsid="0015f0f2"/>
    </style:style>
    <style:style style:name="T16" style:family="text">
      <style:text-properties fo:font-weight="normal" officeooo:rsid="0015f0f2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bookmark text:name="yui_3_17_2_1_1698215106469_452"/><text:span text:style-name="Strong_20_Emphasis"><text:span text:style-name="T9">Cuestionario Tema 4: FTP</text:span></text:span><text:line-break/><text:line-break/><text:span text:style-name="T8">Alejandro Priego Izquierdo</text:span></text:p>
      <text:p text:style-name="P3">1. Vesiones del Protocolo de Transferencia de Ficheros :  FTP, TFTP y SFTP.<text:line-break/><text:tab/> a) Define sus siglas.</text:p>
      <text:p text:style-name="P2"><text:span text:style-name="Strong_20_Emphasis"><text:tab/><text:tab/>FTP</text:span>: Protocolo de Transferencia de Ficheros (File Transfer Protocol).</text:p>
      <text:p text:style-name="P2"><text:span text:style-name="Strong_20_Emphasis"><text:tab/><text:tab/>TFTP</text:span>: Protocolo de Transferencia de Ficheros Trivial (Trivial File Transfer Protocol).</text:p>
      <text:p text:style-name="P2"><text:span text:style-name="Strong_20_Emphasis"><text:tab/><text:tab/>SFTP</text:span>: Protocolo de Transferencia de Ficheros Seguro (Secure File Transfer Protocol).</text:p>
      <text:p text:style-name="P2"><text:line-break/><text:tab/>b) Indica los documentos RFC (Request for Comments) de cada uno. <text:line-break/><text:tab/><text:tab/><text:span text:style-name="Strong_20_Emphasis">FTP</text:span>: RFC 959.</text:p>
      <text:p text:style-name="P2"><text:span text:style-name="Strong_20_Emphasis"><text:tab/><text:tab/>TFTP</text:span>: RFC 1350.</text:p>
      <text:p text:style-name="P5"><text:span text:style-name="Strong_20_Emphasis">SFTP</text:span>: No tiene un RFC específico, ya que es parte del protocolo SSH, el cual se define en varios RFCs, incluido el RFC 4253.</text:p>
      <text:p text:style-name="P2"/>
      <text:p text:style-name="P2"><text:tab/>c) ¿Cuál de ellos es el más inseguro?</text:p>
      <text:p text:style-name="P2"><text:span text:style-name="Strong_20_Emphasis"><text:tab/><text:tab/>TFTP</text:span> es el más inseguro de los tres. No ofrece ninguna autenticación ni cifrado.</text:p>
      <text:p text:style-name="P2"/>
      <text:p text:style-name="P2"><text:tab/>d) ¿Cuál de ellos usa SSH?  Explica su funcionamiento.</text:p>
      <text:p text:style-name="P5"><text:span text:style-name="Strong_20_Emphasis">SFTP</text:span> utiliza SSH (Secure Shell). Funciona estableciendo una conexión segura SSH y luego transfiere archivos en esa conexión segura. Los archivos transferidos a través de SFTP están cifrados para proteger la información y las credenciales.</text:p>
      <text:p text:style-name="P5"/>
      <text:p text:style-name="P6"><text:tab/>e) ¿Cuál de ellos usa SSL?  Explica la diferencia con el anterior que usa SSH<text:line-break/><text:tab/><text:tab/><text:span text:style-name="Strong_20_Emphasis">FTP</text:span> con una capa adicional de seguridad se conoce como FTPS (FTP Secure). FTPS <text:tab/>utiliza SSL (Secure Socket Layer) para cifrar la transferencia de datos. La diferencia con SFTP <text:tab/>es que mientras SFTP utiliza SSH para el cifrado, FTPS utiliza SSL. Ambos proporcionan <text:tab/>cifrado, pero lo hacen a través de diferentes protocolos y métodos.</text:p>
      <text:p text:style-name="P6"/>
      <text:p text:style-name="P2"><text:tab/>f) ¿Cuál de ellos usamos en la práctica anterior 4.1.  y por ello pudimos transferir archivos?<text:line-break/><text:tab/><text:tab/><text:span text:style-name="T8">En la anterior práctica hicimos uso de SFTP, basado en SSH.</text:span></text:p>
      <text:p text:style-name="P2"/>
      <text:p text:style-name="P2"><text:tab/>g) ¿Cuál de ellos usa vsFTP?  ¿Y proFTP?</text:p>
      <text:p text:style-name="P7"><text:tab/><text:span text:style-name="T2">v</text:span><text:span text:style-name="Strong_20_Emphasis">sFTP</text:span>: Es un servidor FTP, y por defecto utiliza FTP. Sin embargo, puede ser configurado para usar FTPS (FTP con SSL).</text:p>
      <text:list text:style-name="L5">
        <text:list-item>
          <text:list>
            <text:list-item>
              <text:list>
                <text:list-header>
                  <text:p text:style-name="P14"><text:span text:style-name="Strong_20_Emphasis">proFTP</text:span>: Es otro servidor FTP, y también puede ser configurado para usar tanto FTP como FTPS.</text:p>
                </text:list-header>
              </text:list>
            </text:list-item>
          </text:list>
        </text:list-item>
      </text:list>
      <text:p text:style-name="P1"><text:soft-page-break/></text:p>
      <text:p text:style-name="P2">2. En el RFC para FTP,  localiza  la siguiente información:</text:p>
      <text:p text:style-name="P2"><text:tab/>a. Objetivos del FTP</text:p>
      <text:list text:style-name="L7">
        <text:list-item>
          <text:p text:style-name="P8">Promover la compartición de archivos (archivos informáticos y acceso).</text:p>
        </text:list-item>
      </text:list>
      <text:list text:style-name="L6">
        <text:list-item>
          <text:list>
            <text:list-item>
              <text:p text:style-name="P16">Fomentar la utilización indirecta o implícita (a través de programas) de computadoras remotas.</text:p>
            </text:list-item>
            <text:list-item>
              <text:p text:style-name="P16">Transferir datos de manera confiable y eficiente.</text:p>
            </text:list-item>
            <text:list-item>
              <text:p text:style-name="P15">Proporcionar un estándar para la transferencia de archivos que permita la interoperabilidad entre diferentes sistemas y redes.</text:p>
            </text:list-item>
          </text:list>
        </text:list-item>
      </text:list>
      <text:p text:style-name="P2"/>
      <text:p text:style-name="P2"><text:tab/>b. ¿Está diseñado el protocolo para utilizarse de forma directa por un usuario en un terminal, o para ser usado por programas?</text:p>
      <text:p text:style-name="P4"><text:tab/>FTP puede ser utilizado por un usuario de forma directa mediante un terminal interactivo; sin embargo, está diseñado principalmente para ser utilizado por programas.</text:p>
      <text:p text:style-name="P4"/>
      <text:p text:style-name="P2"><text:tab/>c. En el modelo para el uso FTP consta de dos conexiones: una de datos y otra de control. Indica utilidad de cada una.</text:p>
      <text:p text:style-name="P2"><text:span text:style-name="Strong_20_Emphasis"/></text:p>
      <text:list text:style-name="L9">
        <text:list-item>
          <text:list>
            <text:list-item>
              <text:p text:style-name="P9"><text:span text:style-name="Strong_20_Emphasis">Conexión de Control</text:span>: Es la conexión principal entre el cliente y el servidor. Se utiliza para enviar comandos de control del cliente al servidor (por ejemplo, comandos para iniciar sesión, cambiar el directorio actual, etc.) y para recibir respuestas del servidor. Esta conexión permanece abierta durante toda la sesión FTP.</text:p>
            </text:list-item>
            <text:list-item>
              <text:p text:style-name="P9"><text:span text:style-name="Strong_20_Emphasis">Conexión de Datos</text:span>: Es una conexión separada que se establece para la transferencia de archivos o datos entre el cliente y el servidor. Una vez que se completa la transferencia de un archivo o conjunto de datos, esta conexión se cierra. Esto permite que la conexión de control siga siendo interactiva y receptiva a nuevos comandos, incluso mientras los datos están siendo transferidos en la conexión de datos.</text:p>
            </text:list-item>
          </text:list>
        </text:list-item>
      </text:list>
      <text:p text:style-name="P2"/>
      <text:p text:style-name="P1">3. Indica para qué están  reservados los siguientes puertos (indica si es de un protocolo específico ej. FTPS):<text:line-break/> <text:tab/>a. 20 TCP → <text:span text:style-name="T8">FTP (Datos)</text:span><text:line-break/> <text:tab/>b. 21 TCP → <text:span text:style-name="T8">FTP (Control)</text:span><text:line-break/><text:tab/>c. 22 TCP → <text:span text:style-name="T8">SSH</text:span><text:line-break/><text:tab/> d. 69 UDP → <text:span text:style-name="T8">TFTP</text:span></text:p>
      <text:p text:style-name="P1"/>
      <text:p text:style-name="P10"><text:soft-page-break/>4. Indica <text:span text:style-name="T1">Verdadero o Falso</text:span> y <text:span text:style-name="T7">justifica tu respuesta</text:span>:</text:p>
      <text:p text:style-name="P10"><text:tab/>a. Si disponemos de un cortafuegos, debemos abrir el puerto 21 para que se tenga acceso al servidor ftp.<text:line-break/><text:tab/><text:tab/><text:span text:style-name="T3">Verdadero</text:span><text:span text:style-name="T10">. </text:span>Si quieres permitir el acceso al servidor FTP a través de un cortafuegos, <text:tab/>debes abrir el puerto 21, que es el puerto estándar para la conexión de control FTP. Sin <text:tab/>embargo, dependiendo de la configuración y el modo de transferencia (activo o pasivo), <text:tab/>también podrías necesitar abrir otros puertos para la conexión de datos.</text:p>
      <text:p text:style-name="P10"/>
      <text:p text:style-name="P10"><text:tab/>b. Un usuario anónimo es un usuario genérico sin contraseña<text:line-break/><text:tab/><text:tab/><text:span text:style-name="T3">Verdadero</text:span><text:span text:style-name="T10">. </text:span>Un usuario anónimo en el contexto de FTP es un tipo de usuario que puede <text:tab/>acceder al servidor FTP sin proporcionar credenciales específicas. A menudo, los servidores que <text:tab/>permiten el acceso anónimo simplemente requieren que el usuario introduzca "anonymous" <text:tab/>como nombre de usuario y, a menudo, su dirección de correo electrónico como contraseña.</text:p>
      <text:p text:style-name="P10"/>
      <text:p text:style-name="P11"><text:tab/>c. Los usuarios anónimos suelen tener permiso de sólo lectura.</text:p>
      <text:p text:style-name="P11"><text:tab/><text:tab/><text:span text:style-name="T4">Verdadero.</text:span><text:span text:style-name="T11"> </text:span>Los usuarios anónimos generalmente tienen permisos de sólo lectura en <text:tab/>servidores FTP. Esto se hace para evitar que los usuarios sin credenciales específicas <text:tab/>modifiquen, agreguen o eliminen archivos en el servidor.<text:line-break/><text:tab/></text:p>
      <text:p text:style-name="P10"><text:tab/>d. Las carpetas públicas se usan para que otros se descarguen ficheros. Una manera sencilla y efectiva de recopilar, organizar y compartir información con otras personas de un equipo. Puede utilizar carpetas públicas para compartir archivos o exponer información.</text:p>
      <text:p text:style-name="P10"><text:tab/><text:tab/><text:span text:style-name="T5">Verdadero</text:span><text:span text:style-name="T12">. </text:span>Las carpetas públicas son áreas designadas en un servidor donde los <text:tab/>archivos pueden ser compartidos y accedidos por otros. Estas carpetas pueden ser utilizadas <text:tab/>para compartir información, distribuir software, documentos y otros recursos. Las carpetas <text:tab/>públicas facilitan la colaboración y el acceso a la información.</text:p>
      <text:p text:style-name="P10"><text:tab/></text:p>
      <text:p text:style-name="P10"><text:tab/>e. Las carpetas públicas de un servicio FTP (normalmente para descarga) suelen ser de sólo lectura</text:p>
      <text:p text:style-name="P10"><text:tab/><text:tab/><text:span text:style-name="T6">Verdadero</text:span><text:span text:style-name="T13">. </text:span>Las carpetas públicas en un servicio FTP, especialmente las destinadas a la <text:tab/>descarga, suelen tener permisos de sólo lectura. Esto se hace para evitar que los usuarios <text:tab/>modifiquen el contenido de la carpeta o agreguen/eliminen archivos sin autorización. Al limitar <text:tab/>el acceso a sólo lectura, se mantiene la integridad y seguridad del contenido.</text:p>
      <text:p text:style-name="P10"><text:tab/></text:p>
      <text:p text:style-name="P10"/>
      <text:p text:style-name="P10"><text:soft-page-break/><text:tab/>f. Las carpetas públicas de un servicio FTP (normalmente para descarga) suelen ser de escritura/lectura</text:p>
      <text:p text:style-name="P10"><text:tab/><text:tab/><text:span text:style-name="T14">Falso. La</text:span>s carpetas públicas en un servicio FTP, especialmente las destinadas a la <text:tab/>descarga, suelen tener permisos de sólo lectura para evitar <text:tab/>modificaciones no autorizadas. <text:tab/>Permitir la escritura en carpetas públicas puede presentar riesgos de seguridad, ya que usuarios <text:tab/>malintencionados podrían cargar contenido malicioso o eliminar archivos importantes. Por lo <text:tab/>tanto, es raro que las carpetas públicas permitan tanto la escritura como la lectura.</text:p>
      <text:p text:style-name="Text_20_body"/>
      <text:p text:style-name="Text_20_body">5. Prueba y explica las siguientes órdenes de FTP</text:p>
      <text:p text:style-name="P19"><text:span text:style-name="Strong_20_Emphasis"><text:span text:style-name="T15"><text:tab/></text:span></text:span></text:p>
      <text:p text:style-name="P19"><text:span text:style-name="Strong_20_Emphasis"><text:span text:style-name="T15"><text:s text:c="7"/></text:span></text:span><text:span text:style-name="Strong_20_Emphasis"><text:span text:style-name="T16"><text:s/>1. </text:span></text:span><text:span text:style-name="Strong_20_Emphasis">pwd (Print Working Directory)</text:span>:</text:p>
      <text:list xml:id="list263227429" text:style-name="L10">
        <text:list-item>
          <text:list>
            <text:list-item>
              <text:p text:style-name="P18"><text:span text:style-name="Strong_20_Emphasis">Descripción</text:span>: Este comando muestra el directorio actual en el que te encuentras en el servidor FTP.</text:p>
            </text:list-item>
            <text:list-item>
              <text:p text:style-name="P18"><text:span text:style-name="Strong_20_Emphasis">Explicación</text:span>: Es útil para saber en qué ubicación del servidor estás trabajando, especialmente si has cambiado de directorio varias veces.</text:p>
            </text:list-item>
          </text:list>
        </text:list-item>
        <text:list-item>
          <text:p text:style-name="P17"><text:span text:style-name="Strong_20_Emphasis">user</text:span>:</text:p>
          <text:list>
            <text:list-item>
              <text:p text:style-name="P18"><text:span text:style-name="Strong_20_Emphasis">Descripción</text:span>: Se utiliza para iniciar sesión en el servidor FTP con un nombre de usuario específico.</text:p>
            </text:list-item>
            <text:list-item>
              <text:p text:style-name="P18"><text:span text:style-name="Strong_20_Emphasis">Explicación</text:span>: Por ejemplo, <text:span text:style-name="Source_20_Text">user ejemplo</text:span> te pedirá una contraseña para el usuario "ejemplo". Es el primer paso para autenticarte en un servidor que requiere credenciales.</text:p>
            </text:list-item>
          </text:list>
        </text:list-item>
        <text:list-item>
          <text:p text:style-name="P17"><text:span text:style-name="Strong_20_Emphasis">cd / cdup / cwd</text:span>:</text:p>
          <text:list>
            <text:list-item>
              <text:p text:style-name="P18"><text:span text:style-name="Strong_20_Emphasis">cd (Change Directory)</text:span>:</text:p>
              <text:list>
                <text:list-item>
                  <text:p text:style-name="P18"><text:span text:style-name="Strong_20_Emphasis">Descripción</text:span>: Cambia al directorio especificado.</text:p>
                </text:list-item>
                <text:list-item>
                  <text:p text:style-name="P18"><text:span text:style-name="Strong_20_Emphasis">Explicación</text:span>: Por ejemplo, <text:span text:style-name="Source_20_Text">cd documentos</text:span> te moverá al directorio "documentos" si existe.</text:p>
                </text:list-item>
              </text:list>
            </text:list-item>
            <text:list-item>
              <text:p text:style-name="P18"><text:span text:style-name="Strong_20_Emphasis">cdup (Change Directory Upwards)</text:span>:</text:p>
              <text:list>
                <text:list-item>
                  <text:p text:style-name="P18"><text:span text:style-name="Strong_20_Emphasis">Descripción</text:span>: Cambia al directorio padre.</text:p>
                </text:list-item>
                <text:list-item>
                  <text:p text:style-name="P18"><text:span text:style-name="Strong_20_Emphasis">Explicación</text:span>: Es equivalente a usar <text:span text:style-name="Source_20_Text">cd ..</text:span> en muchos sistemas de archivos.</text:p>
                </text:list-item>
              </text:list>
            </text:list-item>
            <text:list-item>
              <text:p text:style-name="P18"><text:span text:style-name="Strong_20_Emphasis">cwd (Change Working Directory)</text:span>:</text:p>
              <text:list>
                <text:list-item>
                  <text:p text:style-name="P18"><text:span text:style-name="Strong_20_Emphasis">Descripción</text:span>: Es otra forma de cambiar de directorio, similar a "cd".</text:p>
                </text:list-item>
                <text:list-item>
                  <text:p text:style-name="P18"><text:span text:style-name="Strong_20_Emphasis">Explicación</text:span>: Es menos común que "cd", pero realiza la misma función.</text:p>
                </text:list-item>
              </text:list>
            </text:list-item>
          </text:list>
        </text:list-item>
        <text:list-item>
          <text:p text:style-name="P17"><text:span text:style-name="Strong_20_Emphasis">put</text:span>:</text:p>
          <text:list>
            <text:list-item>
              <text:p text:style-name="P18"><text:span text:style-name="Strong_20_Emphasis">Descripción</text:span>: Sube un archivo del cliente al servidor FTP.</text:p>
            </text:list-item>
            <text:list-item>
              <text:p text:style-name="P18"><text:span text:style-name="Strong_20_Emphasis">Explicación</text:span>: Si tienes un archivo local llamado "ejemplo.txt" y quieres subirlo al servidor, usarías <text:span text:style-name="Source_20_Text">put ejemplo.txt</text:span>.</text:p>
            </text:list-item>
          </text:list>
        </text:list-item>
      </text:list>
      <text:p text:style-name="P13"/>
      <text:p text:style-name="P13"/>
      <text:p text:style-name="P13"/>
      <text:list xml:id="list90027895588232" text:continue-numbering="true" text:style-name="L10">
        <text:list-item>
          <text:p text:style-name="P17"><text:soft-page-break/><text:span text:style-name="Strong_20_Emphasis">get</text:span>:</text:p>
          <text:list>
            <text:list-item>
              <text:p text:style-name="P18"><text:span text:style-name="Strong_20_Emphasis">Descripción</text:span>: Descarga un archivo del servidor FTP al cliente.</text:p>
            </text:list-item>
            <text:list-item>
              <text:p text:style-name="P18"><text:span text:style-name="Strong_20_Emphasis">Explicación</text:span>: Si quieres descargar el archivo "ejemplo.txt" del servidor a tu máquina local, usarías <text:span text:style-name="Source_20_Text">get ejemplo.txt</text:span>.</text:p>
            </text:list-item>
          </text:list>
        </text:list-item>
        <text:list-item>
          <text:p text:style-name="P17"><text:span text:style-name="Strong_20_Emphasis">mkd (Make Directory)</text:span>:</text:p>
          <text:list>
            <text:list-item>
              <text:p text:style-name="P18"><text:span text:style-name="Strong_20_Emphasis">Descripción</text:span>: Crea un nuevo directorio en el servidor FTP.</text:p>
            </text:list-item>
            <text:list-item>
              <text:p text:style-name="P18"><text:span text:style-name="Strong_20_Emphasis">Explicación</text:span>: Por ejemplo, <text:span text:style-name="Source_20_Text">mkd nuevodir</text:span> creará un nuevo directorio llamado "nuevodir" en tu ubicación actual en el servidor.</text:p>
            </text:list-item>
          </text:list>
        </text:list-item>
        <text:list-item>
          <text:p text:style-name="P17"><text:span text:style-name="Strong_20_Emphasis">rmd / rmdir (Remove Directory)</text:span>:</text:p>
          <text:list>
            <text:list-item>
              <text:p text:style-name="P18"><text:span text:style-name="Strong_20_Emphasis">Descripción</text:span>: Elimina un directorio del servidor FTP.</text:p>
            </text:list-item>
            <text:list-item>
              <text:p text:style-name="P18"><text:span text:style-name="Strong_20_Emphasis">Explicación</text:span>: Si quieres eliminar el directorio "nuevodir", podrías usar <text:span text:style-name="Source_20_Text">rmd nuevodir</text:span> o <text:span text:style-name="Source_20_Text">rmdir nuevodir</text:span>.</text:p>
            </text:list-item>
          </text:list>
        </text:list-item>
        <text:list-item>
          <text:p text:style-name="P17"><text:span text:style-name="Strong_20_Emphasis">bye / quit</text:span>:</text:p>
          <text:list>
            <text:list-item>
              <text:p text:style-name="P18"><text:span text:style-name="Strong_20_Emphasis">Descripción</text:span>: Estos comandos cierran la conexión al servidor FTP y salen del cliente FTP.</text:p>
            </text:list-item>
            <text:list-item>
              <text:p text:style-name="P17"><text:span text:style-name="Strong_20_Emphasis">Explicación</text:span>: Son la forma de finalizar tu sesión FTP de forma segura. Ambos comandos son equivalentes en la mayoría de los clientes FTP.</text:p>
            </text:list-item>
          </text:list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08:26:24.663158138</meta:creation-date>
    <dc:date>2023-10-25T09:00:00.497232527</dc:date>
    <meta:editing-duration>PT33M30S</meta:editing-duration>
    <meta:editing-cycles>13</meta:editing-cycles>
    <meta:generator>LibreOffice/7.4.7.2$Linux_X86_64 LibreOffice_project/40$Build-2</meta:generator>
    <meta:document-statistic meta:table-count="0" meta:image-count="0" meta:object-count="0" meta:page-count="6" meta:paragraph-count="75" meta:word-count="1362" meta:character-count="8545" meta:non-whitespace-character-count="7191"/>
  </office:meta>
</office:document-meta>
</file>